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9be11" officeooo:paragraph-rsid="0009be1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fo:language="zxx" fo:country="none" officeooo:rsid="0009be11" officeooo:paragraph-rsid="0009be1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a5d85" officeooo:paragraph-rsid="000a5d8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0a5d85" officeooo:paragraph-rsid="000a5d8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normal" officeooo:rsid="000a5d85" officeooo:paragraph-rsid="000a5d85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a5d85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officeooo:rsid="000a5d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TRABAJO PRÁCTICO DE ARQUITECTURA DE COMPUTADORAS 2DO CUATRIMESTRE</text:p>
      <text:p text:style-name="P2"/>
      <text:p text:style-name="P2">Año: 2017</text:p>
      <text:p text:style-name="P2"/>
      <text:p text:style-name="P2">Se reutilizaron los archivos provistos por la cátedra para la realización de este trabajo.</text:p>
      <text:p text:style-name="P2">Al comienzo se trabajó en modo texto, realizando cada funcionalidad del proyecto orientada para que corra en dicha modalidad (excluyendo la función graficadora). Suponíamos que iba a resu<text:span text:style-name="T4">lt</text:span>ar simple hacer el cambio entre el modo video y el modo texto para poder correr en cada uno las funciones correspondientes<text:span text:style-name="T1">, </text:span><text:span text:style-name="T2">pero al final (al realizar consulta con los profesores y compañeros) fuimos directamente por implementar todas las funciones en modo video para ahorrar tiempo ya que no contabamos con lo necesario para realizar lo que queríamos. </text:span></text:p>
      <text:p text:style-name="P2"><text:span text:style-name="T2"/></text:p>
      <text:p text:style-name="P4"><text:span text:style-name="T1">Interrupciones:</text:span></text:p>
      <text:p text:style-name="P4"><text:span text:style-name="T3">Se agregaron las interrupciones de teclado y la int 80h para la realización del proyecto.</text:span></text:p>
      <text:p text:style-name="P3"><text:span text:style-name="T2"/></text:p>
      <text:p text:style-name="P4"><text:span text:style-name="T1">División:</text:span></text:p>
      <text:p text:style-name="P4"><text:span text:style-name="T3">La librería provista por la cátedra ya favorecía la división entre el kernel y el user space, por lo que solo fue necesario implementar lo necesario en cada uno para cada funcionalidad del trabajo.</text:span></text:p>
      <text:p text:style-name="P3"><text:span text:style-name="T2"/></text:p>
      <text:p text:style-name="P4"><text:span text:style-name="T1">Funciones:</text:span></text:p>
      <text:p text:style-name="P5"><text:span text:style-name="T1">La función del tiempo fue tomada del ejercicio 3 de la práctica 5, y solo fue necesario implementarlo con printf para mostrar la misma.</text:span></text:p>
      <text:p text:style-name="P5"><text:span text:style-name="T1"/></text:p>
      <text:p text:style-name="P5"><text:span text:style-name="T1">Las función printf funciona similar a las funciones provistas por la cátedra, pero fue modificada usando las system calls requeridas, e imprimiendo los caracteres correctos con la matriz otorgada por la cátedra para las letras, números, etc.</text:span></text:p>
      <text:p text:style-name="P5"><text:span text:style-name="T1"/></text:p>
      <text:p text:style-name="P5"><text:span text:style-name="T1">La función scanf utiliza las syscalls y guarda en un buffer los caracteres ingresados, así facilita la ejecución de las otras funciones.</text:span></text:p>
      <text:p text:style-name="P5"><text:span text:style-name="T1"/></text:p>
      <text:p text:style-name="P5"><text:span text:style-name="T1">El help espera el nombre de una función válida para mostrar su implementación.</text:span></text:p>
      <text:p text:style-name="P5"><text:span text:style-name="T1"/></text:p>
      <text:p text:style-name="P5"><text:span text:style-name="T1">La graficadora limpia la pantalla, dibuja el cross axis y según los valores ingresados colorea los lugares correspondientes a la función ingresada. Para la escala se toma como default que 1 pixel es 1 unidad, pero si se ve que la función no entra con un valor inicial, se va aumentando esa escala; es decir que la próxima vez la escala será que cada 1 pixel son 10 unidades, y así.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01:12.623132116</meta:creation-date>
    <dc:date>2017-11-12T18:19:38.438902299</dc:date>
    <meta:editing-duration>PT18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29" meta:character-count="2005" meta:non-whitespace-character-count="1689"/>
  </office:meta>
</office:document-meta>
</file>